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 style:data-style-name="N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order="0.06pt solid #000000"/>
      <style:map style:condition="cell-content()&gt;[.B$3]" style:apply-style-name="Above" style:base-cell-address="Sheet1.B4"/>
      <style:map style:condition="cell-content()&lt;[.B$3]" style:apply-style-name="Below" style:base-cell-address="Sheet1.B4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6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CU5 Inpatient Cost Models</text:p>
          </table:table-cell>
          <table:covered-table-cell table:number-columns-repeated="2" table:style-name="ce1"/>
        </table:table-row>
        <table:table-row table:style-name="ro1">
          <table:table-cell table:style-name="Default"/>
          <table:table-cell table:style-name="ce4" office:value-type="string" calcext:value-type="string">
            <text:p><text:s text:c="4"/>PreID</text:p>
          </table:table-cell>
          <table:table-cell table:style-name="ce4" office:value-type="string" calcext:value-type="string">
            <text:p><text:s text:c="4"/>GeoID</text:p>
          </table:table-cell>
          <table:table-cell table:style-name="ce4" office:value-type="string" calcext:value-type="string">
            <text:p><text:s/>NoAssist</text:p>
          </table:table-cell>
        </table:table-row>
        <table:table-row table:style-name="ro1">
          <table:table-cell table:style-name="ce1" office:value-type="string" calcext:value-type="string">
            <text:p>N/A</text:p>
          </table:table-cell>
          <table:table-cell table:style-name="ce5" office:value-type="float" office:value="34632.35" calcext:value-type="float">
            <text:p>34,632</text:p>
          </table:table-cell>
          <table:table-cell table:style-name="ce5" office:value-type="float" office:value="66180" calcext:value-type="float">
            <text:p>66,180</text:p>
          </table:table-cell>
          <table:table-cell table:style-name="ce5" office:value-type="float" office:value="108981.48" calcext:value-type="float">
            <text:p>108,981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28316.18" calcext:value-type="float">
            <text:p>28,316</text:p>
          </table:table-cell>
          <table:table-cell office:value-type="float" office:value="72076.11" calcext:value-type="float">
            <text:p>72,076</text:p>
          </table:table-cell>
          <table:table-cell office:value-type="float" office:value="66240.74" calcext:value-type="float">
            <text:p>66,241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39191.18" calcext:value-type="float">
            <text:p>39,191</text:p>
          </table:table-cell>
          <table:table-cell office:value-type="float" office:value="33090" calcext:value-type="float">
            <text:p>33,090</text:p>
          </table:table-cell>
          <table:table-cell office:value-type="float" office:value="66990.74" calcext:value-type="float">
            <text:p>66,991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41861.63" calcext:value-type="float">
            <text:p>41,862</text:p>
          </table:table-cell>
          <table:table-cell office:value-type="float" office:value="78090" calcext:value-type="float">
            <text:p>78,090</text:p>
          </table:table-cell>
          <table:table-cell office:value-type="float" office:value="168865.74" calcext:value-type="float">
            <text:p>168,866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34632.35" calcext:value-type="float">
            <text:p>34,632</text:p>
          </table:table-cell>
          <table:table-cell office:value-type="float" office:value="66180" calcext:value-type="float">
            <text:p>66,180</text:p>
          </table:table-cell>
          <table:table-cell office:value-type="float" office:value="108981.48" calcext:value-type="float">
            <text:p>108,98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34632.35" calcext:value-type="float">
            <text:p>34,632</text:p>
          </table:table-cell>
          <table:table-cell office:value-type="float" office:value="66180" calcext:value-type="float">
            <text:p>66,180</text:p>
          </table:table-cell>
          <table:table-cell office:value-type="float" office:value="108981.48" calcext:value-type="float">
            <text:p>108,98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4:Sheet1.D12">
            <calcext:condition calcext:apply-style-name="Above" calcext:value="&gt;[.B$3]" calcext:base-cell-address="Sheet1.B4"/>
            <calcext:condition calcext:apply-style-name="Below" calcext:value="&lt;[.B$3]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/>
    </style:style>
    <style:style style:name="Above" style:family="table-cell" style:parent-style-name="Default">
      <style:table-cell-properties fo:background-color="#ffff99"/>
    </style:style>
    <style:style style:name="Below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3:35:15.429352874</meta:creation-date>
    <dc:date>2015-07-02T19:21:09.265995741</dc:date>
    <meta:editing-duration>PT44M50S</meta:editing-duration>
    <meta:editing-cycles>5</meta:editing-cycles>
    <meta:generator>LibreOffice/4.4.2.2$Linux_X86_64 LibreOffice_project/40m0$Build-2</meta:generator>
    <meta:document-statistic meta:table-count="1" meta:cell-count="28" meta:object-count="0"/>
  </office:meta>
</office:document-meta>
</file>